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Precisiones" style:family="table">
      <style:table-properties style:width="17cm" table:align="margins" style:shadow="none"/>
    </style:style>
    <style:style style:name="TablaPrecisiones.A" style:family="table-column">
      <style:table-column-properties style:column-width="2.833cm" style:rel-column-width="10922*"/>
    </style:style>
    <style:style style:name="TablaPrecisiones.A1" style:family="table-cell">
      <style:table-cell-properties fo:background-color="#999999" style:border-line-width-bottom="0.002cm 0.035cm 0.002cm" fo:padding="0.097cm" fo:border-left="0.05pt solid #000000" fo:border-right="none" fo:border-top="0.05pt solid #000000" fo:border-bottom="0.05pt double #000000">
        <style:background-image/>
      </style:table-cell-properties>
    </style:style>
    <style:style style:name="TablaPrecisiones.C1" style:family="table-cell">
      <style:table-cell-properties fo:background-color="#999999" style:border-line-width-left="0.026cm 0.035cm 0.002cm" style:border-line-width-bottom="0.002cm 0.035cm 0.002cm" fo:padding="0.097cm" fo:border-left="0.05pt double #000000" fo:border-right="none" fo:border-top="0.05pt solid #000000" fo:border-bottom="0.05pt double #000000">
        <style:background-image/>
      </style:table-cell-properties>
    </style:style>
    <style:style style:name="TablaPrecisiones.E1" style:family="table-cell">
      <style:table-cell-properties fo:background-color="#999999" style:border-line-width-left="0.026cm 0.035cm 0.002cm" style:border-line-width-bottom="0.002cm 0.035cm 0.002cm" fo:padding="0.097cm" fo:border-left="0.05pt double #000000" fo:border-right="0.05pt solid #000000" fo:border-top="0.05pt solid #000000" fo:border-bottom="0.05pt double #000000">
        <style:background-image/>
      </style:table-cell-properties>
    </style:style>
    <style:style style:name="TablaPrecisiones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Precisiones.C2" style:family="table-cell">
      <style:table-cell-properties fo:background-color="#999999" style:border-line-width-left="0.026cm 0.035cm 0.002cm" fo:padding="0.097cm" fo:border-left="0.05pt double #000000" fo:border-right="none" fo:border-top="none" fo:border-bottom="0.05pt solid #000000">
        <style:background-image/>
      </style:table-cell-properties>
    </style:style>
    <style:style style:name="TablaPrecisiones.F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Precisiones.A3" style:family="table-cell">
      <style:table-cell-properties fo:padding="0.097cm" fo:border-left="0.05pt solid #000000" fo:border-right="none" fo:border-top="none" fo:border-bottom="0.05pt solid #000000"/>
    </style:style>
    <style:style style:name="TablaPrecisiones.B3" style:family="table-cell">
      <style:table-cell-properties fo:padding="0.097cm" fo:border-left="0.05pt solid #000000" fo:border-right="none" fo:border-top="none" fo:border-bottom="0.05pt solid #000000"/>
    </style:style>
    <style:style style:name="TablaPrecisiones.C3" style:family="table-cell">
      <style:table-cell-properties style:border-line-width-left="0.026cm 0.035cm 0.002cm" fo:padding="0.097cm" fo:border-left="0.05pt double #000000" fo:border-right="none" fo:border-top="none" fo:border-bottom="0.05pt solid #000000"/>
    </style:style>
    <style:style style:name="TablaPrecisiones.D3" style:family="table-cell">
      <style:table-cell-properties fo:padding="0.097cm" fo:border-left="0.05pt solid #000000" fo:border-right="none" fo:border-top="none" fo:border-bottom="0.05pt solid #000000"/>
    </style:style>
    <style:style style:name="TablaPrecisiones.E3" style:family="table-cell">
      <style:table-cell-properties style:border-line-width-left="0.026cm 0.035cm 0.002cm" fo:padding="0.097cm" fo:border-left="0.05pt double #000000" fo:border-right="none" fo:border-top="none" fo:border-bottom="0.05pt solid #000000"/>
    </style:style>
    <style:style style:name="TablaPrecisiones.F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la de precisiones para cada una de las colecciones</text:h>
      <text:p text:style-name="P1">Para cada P@K, se comprueba la cantidad de resultados que se encuentran en el fichero <text:span text:style-name="T1">relevance.txt</text:span><text:span text:style-name="T2">, se promedia por K por cada consulta y se realiza una suma promediada de todas estas precisiones parciales.</text:span></text:p>
      <text:p text:style-name="P1"><text:span text:style-name="T2">El método </text:span><text:span text:style-name="T1">main</text:span><text:span text:style-name="T2"> de TestSearcher realiza todos estos calculos, quedando reflejados en el fichero </text:span><text:span text:style-name="T1">top5</text:span><text:span text:style-name="T2"> y </text:span><text:span text:style-name="T1">top10</text:span><text:span text:style-name="T2"> generados por este.</text:span></text:p>
      <text:p text:style-name="Text_20_body"/>
      <table:table table:name="TablaPrecisiones" table:style-name="TablaPrecisiones">
        <table:table-column table:style-name="TablaPrecisiones.A" table:number-columns-repeated="6"/>
        <table:table-row>
          <table:table-cell table:style-name="TablaPrecisiones.A1" table:number-columns-spanned="2" office:value-type="string">
            <text:p text:style-name="P5">Clueweb-1K</text:p>
          </table:table-cell>
          <table:covered-table-cell/>
          <table:table-cell table:style-name="TablaPrecisiones.C1" table:number-columns-spanned="2" office:value-type="string">
            <text:p text:style-name="P5">Clueweb-10K</text:p>
          </table:table-cell>
          <table:covered-table-cell/>
          <table:table-cell table:style-name="TablaPrecisiones.E1" table:number-columns-spanned="2" office:value-type="string">
            <text:p text:style-name="P5">Clueweb-100K</text:p>
          </table:table-cell>
          <table:covered-table-cell/>
        </table:table-row>
        <table:table-row>
          <table:table-cell table:style-name="TablaPrecisiones.A2" office:value-type="string">
            <text:p text:style-name="P4">P@5</text:p>
          </table:table-cell>
          <table:table-cell table:style-name="TablaPrecisiones.A2" office:value-type="string">
            <text:p text:style-name="P4">P@10</text:p>
          </table:table-cell>
          <table:table-cell table:style-name="TablaPrecisiones.C2" office:value-type="string">
            <text:p text:style-name="P4">P@5</text:p>
          </table:table-cell>
          <table:table-cell table:style-name="TablaPrecisiones.A2" office:value-type="string">
            <text:p text:style-name="P4">P@10</text:p>
          </table:table-cell>
          <table:table-cell table:style-name="TablaPrecisiones.C2" office:value-type="string">
            <text:p text:style-name="P4">P@5</text:p>
          </table:table-cell>
          <table:table-cell table:style-name="TablaPrecisiones.F2" office:value-type="string">
            <text:p text:style-name="P4">P@10</text:p>
          </table:table-cell>
        </table:table-row>
        <table:table-row>
          <table:table-cell table:style-name="TablaPrecisiones.B3" office:value-type="string">
            <text:p text:style-name="P3">0.16</text:p>
          </table:table-cell>
          <table:table-cell table:style-name="TablaPrecisiones.B3" office:value-type="string">
            <text:p text:style-name="P3">0.22</text:p>
          </table:table-cell>
          <table:table-cell table:style-name="TablaPrecisiones.C3" office:value-type="string">
            <text:p text:style-name="P3">0.04</text:p>
          </table:table-cell>
          <table:table-cell table:style-name="TablaPrecisiones.D3" office:value-type="string">
            <text:p text:style-name="P3">0.08</text:p>
          </table:table-cell>
          <table:table-cell table:style-name="TablaPrecisiones.E3" office:value-type="string">
            <text:p text:style-name="P3">0.16</text:p>
          </table:table-cell>
          <table:table-cell table:style-name="TablaPrecisiones.F3" office:value-type="string">
            <text:p text:style-name="P3">0.17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úsqueda y minería de Información</text:p>
        <text:p text:style-name="MP1">Práctica 2</text:p>
        <text:p text:style-name="MP1">Ari Handler – Adrián Lorenz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6:25:57</meta:creation-date>
    <dc:date>2014-02-18T16:40:16</dc:date>
    <meta:editing-duration>P0D</meta:editing-duration>
    <meta:editing-cycles>1</meta:editing-cycles>
    <meta:document-statistic meta:table-count="1" meta:image-count="0" meta:object-count="0" meta:page-count="1" meta:paragraph-count="21" meta:word-count="90" meta:character-count="536" meta:non-whitespace-character-count="467"/>
    <meta:generator>LibreOffice/3.5$Linux_X86_64 LibreOffice_project/350m1$Build-2</meta:generator>
  </office:meta>
</office:document-meta>
</file>